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background-color="#ffff00"/>
    </style:style>
    <style:style style:name="P3" style:family="paragraph" style:parent-style-name="Standard">
      <style:paragraph-properties fo:text-align="justify" style:justify-single-word="false"/>
      <style:text-properties fo:background-color="#ff0000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7" style:family="paragraph" style:parent-style-name="Contents_20_Heading">
      <style:text-properties style:font-name="Times New Roman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tyle="italic" style:text-underline-style="solid" style:text-underline-width="auto" style:text-underline-color="font-color" style:font-style-asian="italic" style:font-name-complex="Times New Roman1" style:font-style-complex="italic"/>
    </style:style>
    <style:style style:name="P11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justify" style:justify-single-word="false"/>
      <style:text-properties fo:background-color="#00a933"/>
    </style:style>
    <style:style style:name="P14" style:family="paragraph" style:parent-style-name="Standard">
      <style:text-properties fo:color="#333333" loext:opacity="100%" fo:background-color="#00a933"/>
    </style:style>
    <style:style style:name="P15" style:family="paragraph" style:parent-style-name="Standard">
      <style:text-properties fo:color="#333333" loext:opacity="100%" fo:background-color="#ffff00"/>
    </style:style>
    <style:style style:name="P16" style:family="paragraph" style:parent-style-name="Standard">
      <style:text-properties fo:color="#333333" loext:opacity="100%" fo:background-color="#ff0000"/>
    </style:style>
    <style:style style:name="P17" style:family="paragraph" style:parent-style-name="Standard">
      <style:paragraph-properties fo:text-align="justify" style:justify-single-word="false"/>
      <style:text-properties fo:background-color="#00a933"/>
    </style:style>
    <style:style style:name="P18" style:family="paragraph" style:parent-style-name="Standard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19" style:family="paragraph" style:parent-style-name="Standard">
      <style:paragraph-properties fo:text-align="justify" style:justify-single-word="false"/>
      <style:text-properties fo:background-color="#ffff00"/>
    </style:style>
    <style:style style:name="P20" style:family="paragraph" style:parent-style-name="List_20_Paragraph" style:list-style-name="WWNum5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1" style:family="paragraph" style:parent-style-name="List_20_Paragraph" style:list-style-name="WWNum13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2" style:family="paragraph" style:parent-style-name="List_20_Paragraph" style:list-style-name="WWNum14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3" style:family="paragraph" style:parent-style-name="List_20_Paragraph" style:list-style-name="WWNum14">
      <style:paragraph-properties fo:text-align="justify" style:justify-single-word="false"/>
      <style:text-properties style:font-name="Times New Roman" fo:background-color="#00a933" style:font-name-complex="Times New Roman1"/>
    </style:style>
    <style:style style:name="P24" style:family="paragraph" style:parent-style-name="List_20_Paragraph" style:list-style-name="WWNum14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5" style:family="paragraph" style:parent-style-name="List_20_Paragraph" style:list-style-name="WWNum23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6" style:family="paragraph" style:parent-style-name="List_20_Paragraph" style:list-style-name="WWNum26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7" style:family="paragraph" style:parent-style-name="List_20_Paragraph" style:list-style-name="WWNum18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8" style:family="paragraph" style:parent-style-name="List_20_Paragraph" style:list-style-name="WWNum29">
      <style:paragraph-properties fo:text-align="justify" style:justify-single-word="false"/>
      <style:text-properties style:font-name="Times New Roman" fo:background-color="#ff0000" style:font-name-complex="Times New Roman1"/>
    </style:style>
    <style:style style:name="P29" style:family="paragraph" style:parent-style-name="List_20_Paragraph" style:list-style-name="WWNum14">
      <style:paragraph-properties fo:text-align="justify" style:justify-single-word="false"/>
      <style:text-properties style:font-name="Times New Roman" fo:background-color="#ffff00" style:font-name-complex="Times New Roman1"/>
    </style:style>
    <style:style style:name="P30" style:family="paragraph" style:parent-style-name="List_20_Paragraph" style:list-style-name="WWNum23">
      <style:paragraph-properties fo:text-align="justify" style:justify-single-word="false"/>
      <style:text-properties style:font-name="Times New Roman" fo:background-color="#ffff00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text:display="true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9715a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afd9c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118e64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14a63b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51b1c" style:font-weight-asian="bold" style:font-name-complex="Times New Roman1" style:font-weight-complex="bold"/>
    </style:style>
    <style:style style:name="T9" style:family="text">
      <style:text-properties style:font-name="Times New Roman" fo:font-weight="bold" fo:background-color="#00a933" loext:char-shading-value="0" style:font-weight-asian="bold" style:font-name-complex="Times New Roman1" style:font-weight-complex="bold"/>
    </style:style>
    <style:style style:name="T10" style:family="text">
      <style:text-properties style:font-name="Times New Roman" fo:background-color="#00a933" loext:char-shading-value="0" style:font-name-complex="Times New Roman1"/>
    </style:style>
    <style:style style:name="T11" style:family="text">
      <style:text-properties style:font-name="Times New Roman" officeooo:rsid="00074c69" fo:background-color="#00a933" loext:char-shading-value="0" style:font-name-complex="Times New Roman1"/>
    </style:style>
    <style:style style:name="T12" style:family="text">
      <style:text-properties style:font-name="Times New Roman" fo:background-color="#ffff00" loext:char-shading-value="0" style:font-name-complex="Times New Roman1"/>
    </style:style>
    <style:style style:name="T13" style:family="text">
      <style:text-properties style:font-name="Times New Roman" officeooo:rsid="00074c69" fo:background-color="#ffff00" loext:char-shading-value="0" style:font-name-complex="Times New Roman1"/>
    </style:style>
    <style:style style:name="T14" style:family="text">
      <style:text-properties style:font-name="Times New Roman" fo:background-color="#ffff00" loext:char-shading-value="0" style:font-name-complex="Times New Roman1" text:display="true"/>
    </style:style>
    <style:style style:name="T15" style:family="text">
      <style:text-properties style:font-name="Times New Roman" fo:background-color="#ff0000" loext:char-shading-value="0" style:font-name-complex="Times New Roman1"/>
    </style:style>
    <style:style style:name="T16" style:family="text">
      <style:text-properties style:font-name="Times New Roman" officeooo:rsid="00074c69" fo:background-color="#ff0000" loext:char-shading-value="0" style:font-name-complex="Times New Roman1"/>
    </style:style>
    <style:style style:name="T17" style:family="text">
      <style:text-properties style:font-name="Times New Roman" fo:background-color="#ff0000" loext:char-shading-value="0" style:font-name-complex="Times New Roman1" text:display="true"/>
    </style:style>
    <style:style style:name="T18" style:family="text">
      <style:text-properties style:font-name="Times New Roman" officeooo:rsid="0014a63b" fo:background-color="#ff0000" loext:char-shading-value="0" style:font-name-complex="Times New Roman1"/>
    </style:style>
    <style:style style:name="T19" style:family="text">
      <style:text-properties style:text-position="sub 58%" style:font-name="Times New Roman" fo:font-weight="bold" style:font-weight-asian="bold" style:font-name-complex="Times New Roman1" style:font-weight-complex="bold"/>
    </style:style>
    <style:style style:name="T20" style:family="text">
      <style:text-properties officeooo:rsid="000afd9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4">--- <text:span text:style-name="T20">Done</text:span></text:p>
            <text:p text:style-name="P15">--- <text:span text:style-name="T20">In Progress</text:span></text:p>
            <text:p text:style-name="P16">--- <text:span text:style-name="T20">To Do</text:span></text:p>
            <text:p text:style-name="P7">Contents</text:p>
          </text:index-title>
          <text:p text:style-name="P11"><text:a xlink:type="simple" xlink:href="#_Toc179466901" text:style-name="Index_20_Link" text:visited-style-name="Index_20_Link"><text:span text:style-name="T1">Study plan for exploring Position Trainable Transformers for Computer Vision</text:span></text:a><text:a xlink:type="simple" xlink:href="#_Toc179466901" text:style-name="Index_20_Link" text:visited-style-name="Index_20_Link"><text:span text:style-name="T2"><text:tab/>1</text:span></text:a></text:p>
          <text:p text:style-name="P12"><text:a xlink:type="simple" xlink:href="#_Toc179466902" text:style-name="Index_20_Link" text:visited-style-name="Index_20_Link"><text:span text:style-name="T12">Month 1-</text:span></text:a><text:a xlink:type="simple" xlink:href="#_Toc179466902" text:style-name="Index_20_Link" text:visited-style-name="Index_20_Link"><text:span text:style-name="T13">2</text:span></text:a><text:a xlink:type="simple" xlink:href="#_Toc179466902" text:style-name="Index_20_Link" text:visited-style-name="Index_20_Link"><text:span text:style-name="T12">: Foundations of Transformers and Computer Vision</text:span></text:a><text:a xlink:type="simple" xlink:href="#_Toc179466902" text:style-name="Index_20_Link" text:visited-style-name="Index_20_Link"><text:span text:style-name="T14"><text:tab/>1</text:span></text:a></text:p>
          <text:p text:style-name="P12"><text:a xlink:type="simple" xlink:href="#_Toc179466903" text:style-name="Index_20_Link" text:visited-style-name="Index_20_Link"><text:span text:style-name="T12">Month </text:span></text:a><text:a xlink:type="simple" xlink:href="#_Toc179466903" text:style-name="Index_20_Link" text:visited-style-name="Index_20_Link"><text:span text:style-name="T13">1</text:span></text:a><text:a xlink:type="simple" xlink:href="#_Toc179466903" text:style-name="Index_20_Link" text:visited-style-name="Index_20_Link"><text:span text:style-name="T12">-</text:span></text:a><text:a xlink:type="simple" xlink:href="#_Toc179466903" text:style-name="Index_20_Link" text:visited-style-name="Index_20_Link"><text:span text:style-name="T13">2</text:span></text:a><text:a xlink:type="simple" xlink:href="#_Toc179466903" text:style-name="Index_20_Link" text:visited-style-name="Index_20_Link"><text:span text:style-name="T12">: Vision Transformers (ViTs)</text:span></text:a><text:a xlink:type="simple" xlink:href="#_Toc179466903" text:style-name="Index_20_Link" text:visited-style-name="Index_20_Link"><text:span text:style-name="T14"><text:tab/>2</text:span></text:a></text:p>
          <text:p text:style-name="P12"><text:a xlink:type="simple" xlink:href="#_Toc179466904" text:style-name="Index_20_Link" text:visited-style-name="Index_20_Link"><text:span text:style-name="T15">Month </text:span></text:a><text:a xlink:type="simple" xlink:href="#_Toc179466904" text:style-name="Index_20_Link" text:visited-style-name="Index_20_Link"><text:span text:style-name="T16">2</text:span></text:a><text:a xlink:type="simple" xlink:href="#_Toc179466904" text:style-name="Index_20_Link" text:visited-style-name="Index_20_Link"><text:span text:style-name="T15">-x2: Exploring Position Trainable Transformers</text:span></text:a><text:a xlink:type="simple" xlink:href="#_Toc179466904" text:style-name="Index_20_Link" text:visited-style-name="Index_20_Link"><text:span text:style-name="T17"><text:tab/>2</text:span></text:a></text:p>
          <text:p text:style-name="P12"><text:a xlink:type="simple" xlink:href="#_Toc179466905" text:style-name="Index_20_Link" text:visited-style-name="Index_20_Link"><text:span text:style-name="T15">Month x2-x3: Applications of Transformers in Computer Vision</text:span></text:a><text:a xlink:type="simple" xlink:href="#_Toc179466905" text:style-name="Index_20_Link" text:visited-style-name="Index_20_Link"><text:span text:style-name="T17"><text:tab/>3</text:span></text:a></text:p>
          <text:p text:style-name="P12"><text:a xlink:type="simple" xlink:href="#_Toc179466906" text:style-name="Index_20_Link" text:visited-style-name="Index_20_Link"><text:span text:style-name="T15">Month x2-x3: Self-Supervised Learning and Transformers (In case you are interested)</text:span></text:a><text:a xlink:type="simple" xlink:href="#_Toc179466906" text:style-name="Index_20_Link" text:visited-style-name="Index_20_Link"><text:span text:style-name="T17"><text:tab/>3</text:span></text:a></text:p>
          <text:p text:style-name="P12"><text:a xlink:type="simple" xlink:href="#_Toc179466907" text:style-name="Index_20_Link" text:visited-style-name="Index_20_Link"><text:span text:style-name="T15">Month x3-x4: Experimentation and Final Project</text:span></text:a><text:a xlink:type="simple" xlink:href="#_Toc179466907" text:style-name="Index_20_Link" text:visited-style-name="Index_20_Link"><text:span text:style-name="T17"><text:tab/>3</text:span></text:a></text:p>
          <text:p text:style-name="P4"/>
        </text:index-body>
      </text:table-of-content>
      <text:h text:style-name="P5" text:outline-level="1"><text:bookmark-start text:name="_Toc179466901"/>Study plan for exploring Position Trainable Transformers for Computer Vision<text:bookmark-end text:name="_Toc179466901"/></text:h>
      <text:p text:style-name="P4"/>
      <text:h text:style-name="Heading_20_2" text:outline-level="2"><text:bookmark-start text:name="_Toc179466902"/><text:span text:style-name="Heading_20_2_20_Char"><text:span text:style-name="T10">Month 1-</text:span></text:span><text:span text:style-name="Heading_20_2_20_Char"><text:span text:style-name="T11">2</text:span></text:span><text:span text:style-name="T10">: Foundations of Transformers and Computer Vision</text:span><text:bookmark-end text:name="_Toc179466902"/></text:h>
      <text:p text:style-name="P13"><text:span text:style-name="T3">- Week </text:span><text:span text:style-name="T5">2</text:span><text:span text:style-name="T3">-</text:span><text:span text:style-name="T6">5</text:span><text:span text:style-name="T1">: Transformers Overview</text:span></text:p>
      <text:p text:style-name="P8"><text:s text:c="2"/>- Readings:</text:p>
      <text:list xml:id="list4149681680" text:style-name="WWNum5">
        <text:list-item>
          <text:p text:style-name="P20">"Attention Is All You Need" by Vaswani et al. (2017). (READ, READ, READ)</text:p>
        </text:list-item>
        <text:list-item>
          <text:p text:style-name="P20">A primer on self-attention mechanisms.</text:p>
        </text:list-item>
      </text:list>
      <text:p text:style-name="P8"><text:s text:c="2"/>- Videos/Courses:</text:p>
      <text:list xml:id="list3961764936" text:style-name="WWNum13">
        <text:list-item>
          <text:p text:style-name="P21">Such as — Stanford's CS231n lectures on transformers (lecture 9)</text:p>
        </text:list-item>
      </text:list>
      <text:p text:style-name="P13"><text:span text:style-name="T3"><text:s text:c="2"/>- Milestone 1</text:span><text:span text:style-name="T1">:</text:span></text:p>
      <text:p text:style-name="P8"><text:s text:c="4"/>- Experiment with simple transformer architectures using PyTorch or TensorFlow (Preferably PyTorch). <text:s/></text:p>
      <text:p text:style-name="P13"><text:span text:style-name="T3">- Week </text:span><text:span text:style-name="T4">0</text:span><text:span text:style-name="T3">-</text:span><text:span text:style-name="T6">5</text:span><text:span text:style-name="T1">: Computer Vision with Deep Learning</text:span></text:p>
      <text:p text:style-name="P8"><text:s text:c="2"/>- Readings:</text:p>
      <text:list xml:id="list414077448" text:style-name="WWNum14">
        <text:list-item>
          <text:p text:style-name="P22">Goodfellow et al.'s “Deep Learning” (focus on CNNs and vision-specific chapters).</text:p>
        </text:list-item>
      </text:list>
      <text:p text:style-name="P2"><text:span text:style-name="T9"><text:s text:c="2"/>- Milestone 2</text:span><text:span text:style-name="T10">:</text:span></text:p>
      <text:list xml:id="list165938667751145" text:continue-numbering="true" text:style-name="WWNum14">
        <text:list-item>
          <text:p text:style-name="P22"><text:soft-page-break/>Implement basic CNN architectures like ResNet and VGG for image classification tasks on simple available datasets like CIFAR-10.</text:p>
        </text:list-item>
      </text:list>
      <text:p text:style-name="P13"><text:span text:style-name="T3"><text:s text:c="2"/>- Project</text:span><text:span text:style-name="T1">:</text:span></text:p>
      <text:list xml:id="list165938390225529" text:continue-numbering="true" text:style-name="WWNum14">
        <text:list-item>
          <text:p text:style-name="P22">Use a pre-trained vision transformer (ViT) on a simple dataset (ImageNet or CIFAR-10) and evaluate its performance.</text:p>
        </text:list-item>
      </text:list>
      <text:h text:style-name="Heading_20_2" text:outline-level="2"><text:bookmark-start text:name="_Toc179466903"/><text:span text:style-name="Heading_20_2_20_Char"><text:span text:style-name="T12">Month </text:span></text:span><text:span text:style-name="Heading_20_2_20_Char"><text:span text:style-name="T13">1</text:span></text:span><text:span text:style-name="Heading_20_2_20_Char"><text:span text:style-name="T12">-</text:span></text:span><text:span text:style-name="Heading_20_2_20_Char"><text:span text:style-name="T13">2</text:span></text:span><text:span text:style-name="T12">: Vision Transformers (ViTs)</text:span><text:bookmark-end text:name="_Toc179466903"/></text:h>
      <text:p text:style-name="P2"><text:span text:style-name="T3">- Week </text:span><text:span text:style-name="T4">3</text:span><text:span text:style-name="T3">-</text:span><text:span text:style-name="T7">6</text:span><text:span text:style-name="T1">: ViT Basics</text:span></text:p>
      <text:p text:style-name="P1"><text:span text:style-name="T1"><text:s text:c="2"/></text:span><text:span text:style-name="T10">- Readings:</text:span></text:p>
      <text:list xml:id="list165938900665260" text:continue-numbering="true" text:style-name="WWNum14">
        <text:list-item>
          <text:p text:style-name="P22">"An Image is Worth 16x16 Words: Transformers for Image Recognition at Scale" by Dosovitskiy et al. (2020).</text:p>
        </text:list-item>
      </text:list>
      <text:p text:style-name="P8"><text:s text:c="2"/>- Videos/Courses:</text:p>
      <text:list xml:id="list165937877713861" text:continue-numbering="true" text:style-name="WWNum14">
        <text:list-item>
          <text:p text:style-name="P22">Hugging Face Course on Vision Transformers.</text:p>
        </text:list-item>
      </text:list>
      <text:p text:style-name="P17"><text:span text:style-name="T1"><text:s text:c="2"/></text:span><text:span text:style-name="T3">- Milestone 3</text:span><text:span text:style-name="T1">:</text:span></text:p>
      <text:list xml:id="list165939477249030" text:continue-numbering="true" text:style-name="WWNum14">
        <text:list-item>
          <text:p text:style-name="P23">Train a ViT from scratch on a small custom dataset (e.g., MNIST, CIFAR-10 or Neadvance may provide a dataset until then).</text:p>
        </text:list-item>
      </text:list>
      <text:p text:style-name="P17"><text:span text:style-name="T3">- Week </text:span><text:span text:style-name="T4">3</text:span><text:span text:style-name="T3">-</text:span><text:span text:style-name="T8">6</text:span><text:span text:style-name="T1">: Advanced ViT<text:tab/></text:span></text:p>
      <text:p text:style-name="P18"><text:s text:c="2"/>- Readings:</text:p>
      <text:list xml:id="list165939355823410" text:continue-numbering="true" text:style-name="WWNum14">
        <text:list-item>
          <text:p text:style-name="P23">"Scaling Vision Transformers" by Zhai et al. (2021).</text:p>
        </text:list-item>
        <text:list-item>
          <text:p text:style-name="P23">"Exploring Simple Siamese Representation Learning" (related to self-supervision).</text:p>
        </text:list-item>
      </text:list>
      <text:p text:style-name="P19"><text:span text:style-name="T3"><text:s text:c="2"/>- Milestone 4</text:span><text:span text:style-name="T1">:</text:span></text:p>
      <text:list xml:id="list495174664" text:style-name="WWNum23">
        <text:list-item>
          <text:p text:style-name="P30">Fine-tune a pre-trained ViT model on more complex datasets, such as ImageNet.</text:p>
        </text:list-item>
      </text:list>
      <text:h text:style-name="Heading_20_2" text:outline-level="2"><text:bookmark-start text:name="_Toc179466904"/><text:span text:style-name="Heading_20_2_20_Char"><text:span text:style-name="T15">Month </text:span></text:span><text:span text:style-name="Heading_20_2_20_Char"><text:span text:style-name="T18">3</text:span></text:span><text:span text:style-name="Heading_20_2_20_Char"><text:span text:style-name="T15">-</text:span></text:span><text:span text:style-name="T15">: Exploring Position Trainable Transformers</text:span><text:bookmark-end text:name="_Toc179466904"/></text:h>
      <text:p text:style-name="P3"><text:span text:style-name="T3">- Week y</text:span><text:span text:style-name="T19">4</text:span><text:span text:style-name="T3">-y</text:span><text:span text:style-name="T19">5</text:span><text:span text:style-name="T1">: Positional Embeddings</text:span></text:p>
      <text:p text:style-name="P9"><text:s text:c="2"/>- Readings:</text:p>
      <text:list xml:id="list165938705939123" text:continue-numbering="true" text:style-name="WWNum23">
        <text:list-item>
          <text:p text:style-name="P25">Study how positional encodings work in transformers.</text:p>
        </text:list-item>
        <text:list-item>
          <text:p text:style-name="P25">Papers like "Understanding Positional Encodings in Transformers" (from different research).</text:p>
        </text:list-item>
      </text:list>
      <text:p text:style-name="P3"><text:span text:style-name="T3"><text:s text:c="2"/>- Milestone 5</text:span><text:span text:style-name="T1">:</text:span></text:p>
      <text:list xml:id="list507915950" text:style-name="WWNum26">
        <text:list-item>
          <text:p text:style-name="P26">Experiment with modifying the positional embeddings of a ViT model (train with different configurations).</text:p>
        </text:list-item>
      </text:list>
      <text:p text:style-name="P3"><text:span text:style-name="T3">- Week y</text:span><text:span text:style-name="T19">5</text:span><text:span text:style-name="T3">-y</text:span><text:span text:style-name="T19">6</text:span><text:span text:style-name="T1">: Position Trainable Transformers (PTT)</text:span></text:p>
      <text:p text:style-name="P9"><text:soft-page-break/><text:s text:c="2"/>- Readings:</text:p>
      <text:list xml:id="list165938642605693" text:continue-numbering="true" text:style-name="WWNum26">
        <text:list-item>
          <text:p text:style-name="P26">Papers related to Position Trainable Transformers or Dynamic Positional Encodings.</text:p>
        </text:list-item>
      </text:list>
      <text:p text:style-name="P3"><text:span text:style-name="T3"><text:s text:c="2"/>- Milestone 6</text:span><text:span text:style-name="T1">:</text:span></text:p>
      <text:list xml:id="list165938087791311" text:continue-numbering="true" text:style-name="WWNum26">
        <text:list-item>
          <text:p text:style-name="P26">Implement position trainable modules and apply them to standard transformer architectures.</text:p>
        </text:list-item>
      </text:list>
      <text:p text:style-name="P3"><text:span text:style-name="T1"><text:s text:c="2"/></text:span><text:span text:style-name="T3">- Project</text:span><text:span text:style-name="T1">:</text:span></text:p>
      <text:list xml:id="list165939233085475" text:continue-list="list165939355823410" text:style-name="WWNum14">
        <text:list-item>
          <text:p text:style-name="P24">Compare the results of static vs. position trainable transformers on a custom dataset.</text:p>
        </text:list-item>
      </text:list>
      <text:h text:style-name="Heading_20_2" text:outline-level="2"><text:bookmark-start text:name="_Toc179466905"/><text:span text:style-name="Heading_20_2_20_Char"><text:span text:style-name="T15">Month x2-x3</text:span></text:span><text:span text:style-name="T15">: Applications of Transformers in Computer Vision</text:span><text:bookmark-end text:name="_Toc179466905"/></text:h>
      <text:p text:style-name="P3"><text:span text:style-name="T3">- Week y</text:span><text:span text:style-name="T19">6</text:span><text:span text:style-name="T3">-y</text:span><text:span text:style-name="T19">7</text:span><text:span text:style-name="T1">: Transformer Applications</text:span></text:p>
      <text:p text:style-name="P9"><text:s text:c="2"/>- Readings:</text:p>
      <text:list xml:id="list165938733863666" text:continue-numbering="true" text:style-name="WWNum14">
        <text:list-item>
          <text:p text:style-name="P24">"End-to-End Object Detection with Transformers" (DETR).</text:p>
        </text:list-item>
        <text:list-item>
          <text:p text:style-name="P29">"Swin Transformer: Hierarchical Vision Transformer using Shifted Windows".</text:p>
        </text:list-item>
      </text:list>
      <text:p text:style-name="P3"><text:span text:style-name="T1"><text:s text:c="2"/></text:span><text:span text:style-name="T3">- Milestone</text:span><text:span text:style-name="T1">7:</text:span></text:p>
      <text:list xml:id="list1780155836" text:style-name="WWNum18">
        <text:list-item>
          <text:p text:style-name="P27">Implement DETR and Swin Transformer models for object detection tasks.</text:p>
        </text:list-item>
      </text:list>
      <text:p text:style-name="P3"><text:span text:style-name="T3">- Week y</text:span><text:span text:style-name="T19">7</text:span><text:span text:style-name="T3">-y</text:span><text:span text:style-name="T19">8</text:span><text:span text:style-name="T1">: Multimodal Transformers</text:span></text:p>
      <text:p text:style-name="P9"><text:s text:c="2"/>- Readings:</text:p>
      <text:list xml:id="list165939158701988" text:continue-numbering="true" text:style-name="WWNum18">
        <text:list-item>
          <text:p text:style-name="P27">"Image-Text Pre-training for Vision and Language" (CLIP, ALIGN).</text:p>
        </text:list-item>
      </text:list>
      <text:p text:style-name="P3"><text:span text:style-name="T1"><text:s text:c="2"/></text:span><text:span text:style-name="T3">- Milestone 8</text:span><text:span text:style-name="T1">:</text:span></text:p>
      <text:list xml:id="list165937560922973" text:continue-numbering="true" text:style-name="WWNum18">
        <text:list-item>
          <text:p text:style-name="P27">Use CLIP models for image-text understanding tasks and fine-tune it for specific use cases.</text:p>
        </text:list-item>
      </text:list>
      <text:h text:style-name="Heading_20_2" text:outline-level="2"><text:bookmark-start text:name="_Toc179466906"/><text:span text:style-name="Heading_20_2_20_Char"><text:span text:style-name="T15">Month x2-x3</text:span></text:span><text:span text:style-name="T15">: Self-Supervised Learning and Transformers (In case you are interested)</text:span><text:bookmark-end text:name="_Toc179466906"/></text:h>
      <text:p text:style-name="P3"><text:span text:style-name="T3">- Week y</text:span><text:span text:style-name="T19">8</text:span><text:span text:style-name="T3">-y</text:span><text:span text:style-name="T19">9</text:span><text:span text:style-name="T1">: Self-Supervised Learning Basics</text:span></text:p>
      <text:p text:style-name="P9"><text:s text:c="2"/>- Readings:</text:p>
      <text:list xml:id="list165939167188735" text:continue-numbering="true" text:style-name="WWNum18">
        <text:list-item>
          <text:p text:style-name="P27">Papers on self-supervised learning such as "SimCLR" and "BYOL".</text:p>
        </text:list-item>
      </text:list>
      <text:p text:style-name="P3"><text:span text:style-name="T1"><text:s text:c="2"/></text:span><text:span text:style-name="T3">- Milestone 9</text:span><text:span text:style-name="T1">:</text:span></text:p>
      <text:list xml:id="list165937767377481" text:continue-numbering="true" text:style-name="WWNum18">
        <text:list-item>
          <text:p text:style-name="P27">Implement a self-supervised learning framework using vision transformers.</text:p>
        </text:list-item>
      </text:list>
      <text:h text:style-name="Heading_20_2" text:outline-level="2"><text:bookmark-start text:name="_Toc179466907"/><text:span text:style-name="Heading_20_2_20_Char"><text:span text:style-name="T15">Month x3-x4</text:span></text:span><text:span text:style-name="T15">: Experimentation and Final Project</text:span><text:bookmark-end text:name="_Toc179466907"/></text:h>
      <text:p text:style-name="P3"><text:span text:style-name="T3">- Week y</text:span><text:span text:style-name="T19">9</text:span><text:span text:style-name="T3">-y</text:span><text:span text:style-name="T19">10</text:span><text:span text:style-name="T1">: Research and Experimentation</text:span></text:p>
      <text:list xml:id="list165938297171479" text:continue-numbering="true" text:style-name="WWNum18">
        <text:list-item>
          <text:p text:style-name="P27"><text:soft-page-break/>Start developing a final research project on Position Trainable Transformers in a specific domain (e.g., object detection, segmentation, hyperspectral imaging).</text:p>
        </text:list-item>
        <text:list-item>
          <text:p text:style-name="P27">Formulate a hypothesis, plan experiments, and define evaluation metrics.</text:p>
        </text:list-item>
      </text:list>
      <text:p text:style-name="P3"><text:span text:style-name="T3">- Week y</text:span><text:span text:style-name="T19">11</text:span><text:span text:style-name="T3">-y</text:span><text:span text:style-name="T19">12</text:span><text:span text:style-name="T1">: Writing and Reporting</text:span></text:p>
      <text:p text:style-name="P9"><text:s text:c="2"/>- Prepare a detailed report on your findings, comparing performance of position trainable transformers with conventional transformers across various tasks.</text:p>
      <text:list xml:id="list3881286583" text:style-name="WWNum29">
        <text:list-item>
          <text:p text:style-name="P28">Write a research paper based on your project with experimental results (—optional—).</text:p>
        </text:list-item>
      </text:list>
      <text:p text:style-name="P6">By the end of this study plan, you should have a deep understanding of Position Trainable Transformers in the context of computer vision, be able to implement various transformer architectures, and contribute to research in this field.</text:p>
      <text:p text:style-name="P10">ALSO, KEEP IN YOUR MIND REGARDING NEADVANCE’ REGULARIZATIONS WE EXPECT A COMPLETE COMPREHENSIVE REPORT (E.G. POWERPOINT OR A WORD FILE) AFTER EACH MILESTO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Bullet" style:display-name="List Bullet" style:family="paragraph" style:parent-style-name="Standard" style:list-style-name="WWNum4">
      <style:paragraph-properties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fo:language="en" fo:country="US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2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2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46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46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46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46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46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46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bullet text:level="2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693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693in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693in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693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693in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693in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693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69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fice 365-5</meta:initial-creator>
    <meta:editing-cycles>11</meta:editing-cycles>
    <meta:creation-date>2024-10-10T13:23:00</meta:creation-date>
    <dc:date>2025-02-10T16:59:36.698027019</dc:date>
    <meta:editing-duration>PT14H32M55S</meta:editing-duration>
    <meta:generator>LibreOffice/7.3.7.2$Linux_X86_64 LibreOffice_project/30$Build-2</meta:generator>
    <meta:document-statistic meta:table-count="0" meta:image-count="0" meta:object-count="0" meta:page-count="4" meta:paragraph-count="83" meta:word-count="675" meta:character-count="4585" meta:non-whitespace-character-count="3969"/>
    <meta:user-defined meta:name="AppVersion">16.0000</meta:user-defined>
    <meta:template xlink:type="simple" xlink:actuate="onRequest" xlink:title="Normal" xlink:href=""/>
  </office:meta>
</office:document-meta>
</file>